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5035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ff" fo:border="0.06pt solid #000000"/>
    </style:style>
    <style:style style:name="ce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81d41a" fo:border="0.06pt solid #000000"/>
    </style:style>
    <style:style style:name="ce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ackground-color="#81d41a" fo:border="0.06pt solid #000000"/>
    </style:style>
    <style:style style:name="ce48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4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51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ffffff" fo:border="0.06pt solid #000000"/>
    </style:style>
    <style:style style:name="ce5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/>
    </style:style>
    <style:style style:name="ce5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51"/>
        <table:table-column table:style-name="co5" table:default-cell-style-name="Default"/>
        <table:table-column table:style-name="co6" table:default-cell-style-name="ce44"/>
        <table:table-column table:style-name="co7" table:default-cell-style-name="ce44"/>
        <table:table-column table:style-name="co4" table:default-cell-style-name="ce44"/>
        <table:table-column table:style-name="co8" table:default-cell-style-name="ce44"/>
        <table:table-column table:style-name="co3" table:default-cell-style-name="Default"/>
        <table:table-column table:style-name="co9" table:default-cell-style-name="ce44"/>
        <table:table-column table:style-name="co10" table:default-cell-style-name="ce61"/>
        <table:table-column table:style-name="co8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7" table:default-cell-style-name="ce61"/>
        <table:table-column table:style-name="co14" table:number-columns-repeated="2" table:default-cell-style-name="ce61"/>
        <table:table-column table:style-name="co15" table:default-cell-style-name="ce61"/>
        <table:table-column table:style-name="co16" table:default-cell-style-name="ce61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11"/>
        </table:table-row>
        <table:table-row table:style-name="ro1">
          <table:table-cell/>
          <table:table-cell table:style-name="ce43"/>
          <table:table-cell table:style-name="ce43" office:value-type="float" office:value="100" calcext:value-type="float">
            <text:p>100</text:p>
          </table:table-cell>
          <table:table-cell table:style-name="ce48" office:value-type="float" office:value="200" calcext:value-type="float">
            <text:p>200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office:value-type="float" office:value="700" calcext:value-type="float">
            <text:p>700</text:p>
          </table:table-cell>
          <table:table-cell table:style-name="ce43" office:value-type="float" office:value="800" calcext:value-type="float">
            <text:p>800</text:p>
          </table:table-cell>
          <table:table-cell table:style-name="ce43" office:value-type="float" office:value="900" calcext:value-type="float">
            <text:p>9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60"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1.02" calcext:value-type="float">
            <text:p>101.02</text:p>
          </table:table-cell>
          <table:table-cell table:style-name="ce49" office:value-type="float" office:value="210.6" calcext:value-type="float">
            <text:p>210.6</text:p>
          </table:table-cell>
          <table:table-cell table:style-name="ce50" office:value-type="float" office:value="296.83" calcext:value-type="float">
            <text:p>296.83</text:p>
          </table:table-cell>
          <table:table-cell table:style-name="ce54" office:value-type="float" office:value="385.77" calcext:value-type="float">
            <text:p>385.77</text:p>
          </table:table-cell>
          <table:table-cell office:value-type="float" office:value="470.19" calcext:value-type="float">
            <text:p>470.19</text:p>
          </table:table-cell>
          <table:table-cell table:style-name="ce56" office:value-type="float" office:value="567.75" calcext:value-type="float">
            <text:p>567.75</text:p>
          </table:table-cell>
          <table:table-cell office:value-type="float" office:value="664.48" calcext:value-type="float">
            <text:p>664.48</text:p>
          </table:table-cell>
          <table:table-cell office:value-type="float" office:value="789.65" calcext:value-type="float">
            <text:p>789.65</text:p>
          </table:table-cell>
          <table:table-cell table:style-name="ce44" office:value-type="float" office:value="899.77" calcext:value-type="float">
            <text:p>899.77</text:p>
          </table:table-cell>
          <table:table-cell office:value-type="float" office:value="979.99" calcext:value-type="float">
            <text:p>979.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1.23" calcext:value-type="float">
            <text:p>101.23</text:p>
          </table:table-cell>
          <table:table-cell table:style-name="ce49" office:value-type="float" office:value="195.18" calcext:value-type="float">
            <text:p>195.18</text:p>
          </table:table-cell>
          <table:table-cell table:style-name="ce50" office:value-type="float" office:value="296.98" calcext:value-type="float">
            <text:p>296.98</text:p>
          </table:table-cell>
          <table:table-cell table:style-name="ce54" office:value-type="float" office:value="395.24" calcext:value-type="float">
            <text:p>395.24</text:p>
          </table:table-cell>
          <table:table-cell office:value-type="float" office:value="473.47" calcext:value-type="float">
            <text:p>473.47</text:p>
          </table:table-cell>
          <table:table-cell table:style-name="ce56" office:value-type="float" office:value="575.26" calcext:value-type="float">
            <text:p>575.26</text:p>
          </table:table-cell>
          <table:table-cell office:value-type="float" office:value="675.14" calcext:value-type="float">
            <text:p>675.14</text:p>
          </table:table-cell>
          <table:table-cell office:value-type="float" office:value="798.48" calcext:value-type="float">
            <text:p>798.48</text:p>
          </table:table-cell>
          <table:table-cell table:style-name="ce58" office:value-type="float" office:value="878.66" calcext:value-type="float">
            <text:p>878.66</text:p>
          </table:table-cell>
          <table:table-cell office:value-type="float" office:value="980.06" calcext:value-type="float">
            <text:p>980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9.52" calcext:value-type="float">
            <text:p>99.52</text:p>
          </table:table-cell>
          <table:table-cell table:style-name="ce49" office:value-type="float" office:value="196.13" calcext:value-type="float">
            <text:p>196.13</text:p>
          </table:table-cell>
          <table:table-cell table:style-name="ce50" office:value-type="float" office:value="296.2" calcext:value-type="float">
            <text:p>296.2</text:p>
          </table:table-cell>
          <table:table-cell table:style-name="ce54" office:value-type="float" office:value="395.21" calcext:value-type="float">
            <text:p>395.21</text:p>
          </table:table-cell>
          <table:table-cell office:value-type="float" office:value="487.81" calcext:value-type="float">
            <text:p>487.81</text:p>
          </table:table-cell>
          <table:table-cell table:style-name="ce57" office:value-type="float" office:value="601.01" calcext:value-type="float">
            <text:p>601.01</text:p>
          </table:table-cell>
          <table:table-cell office:value-type="float" office:value="695.18" calcext:value-type="float">
            <text:p>695.18</text:p>
          </table:table-cell>
          <table:table-cell office:value-type="float" office:value="804.91" calcext:value-type="float">
            <text:p>804.91</text:p>
          </table:table-cell>
          <table:table-cell table:style-name="ce58" office:value-type="float" office:value="887.42" calcext:value-type="float">
            <text:p>887.42</text:p>
          </table:table-cell>
          <table:table-cell office:value-type="float" office:value="968.31" calcext:value-type="float">
            <text:p>968.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2.59" calcext:value-type="float">
            <text:p>102.59</text:p>
          </table:table-cell>
          <table:table-cell office:value-type="float" office:value="199.72" calcext:value-type="float">
            <text:p>199.72</text:p>
          </table:table-cell>
          <table:table-cell office:value-type="float" office:value="293.27" calcext:value-type="float">
            <text:p>293.27</text:p>
          </table:table-cell>
          <table:table-cell table:style-name="ce55" office:value-type="float" office:value="396.05" calcext:value-type="float">
            <text:p>396.0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1.59" calcext:value-type="float">
            <text:p>571.59</text:p>
          </table:table-cell>
          <table:table-cell office:value-type="float" office:value="680.79" calcext:value-type="float">
            <text:p>680.79</text:p>
          </table:table-cell>
          <table:table-cell office:value-type="float" office:value="770.39" calcext:value-type="float">
            <text:p>770.39</text:p>
          </table:table-cell>
          <table:table-cell table:style-name="ce58" office:value-type="float" office:value="869.5" calcext:value-type="float">
            <text:p>869.5</text:p>
          </table:table-cell>
          <table:table-cell office:value-type="float" office:value="986.22" calcext:value-type="float">
            <text:p>986.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8.76" calcext:value-type="float">
            <text:p>98.76</text:p>
          </table:table-cell>
          <table:table-cell table:style-name="ce46" office:value-type="float" office:value="199.99" calcext:value-type="float">
            <text:p>199.99</text:p>
          </table:table-cell>
          <table:table-cell office:value-type="float" office:value="295.81" calcext:value-type="float">
            <text:p>295.81</text:p>
          </table:table-cell>
          <table:table-cell table:style-name="ce55" office:value-type="float" office:value="395.38" calcext:value-type="float">
            <text:p>395.38</text:p>
          </table:table-cell>
          <table:table-cell office:value-type="float" office:value="513.15" calcext:value-type="float">
            <text:p>513.15</text:p>
          </table:table-cell>
          <table:table-cell office:value-type="float" office:value="590.97" calcext:value-type="float">
            <text:p>590.97</text:p>
          </table:table-cell>
          <table:table-cell office:value-type="float" office:value="701.85" calcext:value-type="float">
            <text:p>701.85</text:p>
          </table:table-cell>
          <table:table-cell office:value-type="float" office:value="785.34" calcext:value-type="float">
            <text:p>785.34</text:p>
          </table:table-cell>
          <table:table-cell table:style-name="ce58" office:value-type="float" office:value="885.08" calcext:value-type="float">
            <text:p>885.08</text:p>
          </table:table-cell>
          <table:table-cell office:value-type="float" office:value="968.8" calcext:value-type="float">
            <text:p>968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9.23" calcext:value-type="float">
            <text:p>99.23</text:p>
          </table:table-cell>
          <table:table-cell office:value-type="float" office:value="198.43" calcext:value-type="float">
            <text:p>198.43</text:p>
          </table:table-cell>
          <table:table-cell office:value-type="float" office:value="299.31" calcext:value-type="float">
            <text:p>299.31</text:p>
          </table:table-cell>
          <table:table-cell table:style-name="ce55" office:value-type="float" office:value="395.25" calcext:value-type="float">
            <text:p>395.25</text:p>
          </table:table-cell>
          <table:table-cell office:value-type="float" office:value="513.74" calcext:value-type="float">
            <text:p>513.74</text:p>
          </table:table-cell>
          <table:table-cell office:value-type="float" office:value="590.97" calcext:value-type="float">
            <text:p>590.97</text:p>
          </table:table-cell>
          <table:table-cell office:value-type="float" office:value="694.74" calcext:value-type="float">
            <text:p>694.74</text:p>
          </table:table-cell>
          <table:table-cell office:value-type="float" office:value="784.13" calcext:value-type="float">
            <text:p>784.13</text:p>
          </table:table-cell>
          <table:table-cell table:style-name="ce58" office:value-type="float" office:value="875.27" calcext:value-type="float">
            <text:p>875.27</text:p>
          </table:table-cell>
          <table:table-cell office:value-type="float" office:value="989.09" calcext:value-type="float">
            <text:p>989.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.05" calcext:value-type="float">
            <text:p>100.05</text:p>
          </table:table-cell>
          <table:table-cell office:value-type="float" office:value="200.86" calcext:value-type="float">
            <text:p>200.86</text:p>
          </table:table-cell>
          <table:table-cell office:value-type="float" office:value="297.4" calcext:value-type="float">
            <text:p>297.4</text:p>
          </table:table-cell>
          <table:table-cell table:style-name="ce55" office:value-type="float" office:value="396.87" calcext:value-type="float">
            <text:p>396.87</text:p>
          </table:table-cell>
          <table:table-cell office:value-type="float" office:value="507.91" calcext:value-type="float">
            <text:p>507.91</text:p>
          </table:table-cell>
          <table:table-cell office:value-type="float" office:value="600.23" calcext:value-type="float">
            <text:p>600.23</text:p>
          </table:table-cell>
          <table:table-cell office:value-type="float" office:value="692.06" calcext:value-type="float">
            <text:p>692.06</text:p>
          </table:table-cell>
          <table:table-cell office:value-type="float" office:value="779.26" calcext:value-type="float">
            <text:p>779.26</text:p>
          </table:table-cell>
          <table:table-cell table:style-name="ce59" office:value-type="float" office:value="886.77" calcext:value-type="float">
            <text:p>886.77</text:p>
          </table:table-cell>
          <table:table-cell office:value-type="float" office:value="962.42" calcext:value-type="float">
            <text:p>962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9.99" calcext:value-type="float">
            <text:p>99.99</text:p>
          </table:table-cell>
          <table:table-cell office:value-type="float" office:value="200.7" calcext:value-type="float">
            <text:p>200.7</text:p>
          </table:table-cell>
          <table:table-cell office:value-type="float" office:value="299.14" calcext:value-type="float">
            <text:p>299.14</text:p>
          </table:table-cell>
          <table:table-cell table:style-name="ce55" office:value-type="float" office:value="395.74" calcext:value-type="float">
            <text:p>395.74</text:p>
          </table:table-cell>
          <table:table-cell table:style-name="ce49" office:value-type="float" office:value="509.05" calcext:value-type="float">
            <text:p>509.05</text:p>
          </table:table-cell>
          <table:table-cell office:value-type="float" office:value="595.38" calcext:value-type="float">
            <text:p>595.38</text:p>
          </table:table-cell>
          <table:table-cell office:value-type="float" office:value="690.61" calcext:value-type="float">
            <text:p>690.61</text:p>
          </table:table-cell>
          <table:table-cell office:value-type="float" office:value="782.82" calcext:value-type="float">
            <text:p>782.82</text:p>
          </table:table-cell>
          <table:table-cell table:style-name="ce58" office:value-type="float" office:value="882.41" calcext:value-type="float">
            <text:p>882.41</text:p>
          </table:table-cell>
          <table:table-cell office:value-type="float" office:value="968.5" calcext:value-type="float">
            <text:p>968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9.35" calcext:value-type="float">
            <text:p>99.35</text:p>
          </table:table-cell>
          <table:table-cell office:value-type="float" office:value="198.48" calcext:value-type="float">
            <text:p>198.48</text:p>
          </table:table-cell>
          <table:table-cell office:value-type="float" office:value="294.71" calcext:value-type="float">
            <text:p>294.71</text:p>
          </table:table-cell>
          <table:table-cell table:style-name="ce56" office:value-type="float" office:value="402.62" calcext:value-type="float">
            <text:p>402.62</text:p>
          </table:table-cell>
          <table:table-cell table:style-name="ce49" office:value-type="float" office:value="517.16" calcext:value-type="float">
            <text:p>517.16</text:p>
          </table:table-cell>
          <table:table-cell office:value-type="float" office:value="586.99" calcext:value-type="float">
            <text:p>586.99</text:p>
          </table:table-cell>
          <table:table-cell office:value-type="float" office:value="697.01" calcext:value-type="float">
            <text:p>697.01</text:p>
          </table:table-cell>
          <table:table-cell office:value-type="float" office:value="788.08" calcext:value-type="float">
            <text:p>788.08</text:p>
          </table:table-cell>
          <table:table-cell table:style-name="ce59" office:value-type="float" office:value="884.48" calcext:value-type="float">
            <text:p>884.48</text:p>
          </table:table-cell>
          <table:table-cell office:value-type="float" office:value="982.99" calcext:value-type="float">
            <text:p>982.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8.14" calcext:value-type="float">
            <text:p>98.14</text:p>
          </table:table-cell>
          <table:table-cell office:value-type="float" office:value="196.77" calcext:value-type="float">
            <text:p>196.77</text:p>
          </table:table-cell>
          <table:table-cell office:value-type="float" office:value="301.59" calcext:value-type="float">
            <text:p>301.59</text:p>
          </table:table-cell>
          <table:table-cell table:style-name="ce56" office:value-type="float" office:value="396.46" calcext:value-type="float">
            <text:p>396.46</text:p>
          </table:table-cell>
          <table:table-cell table:style-name="ce49" office:value-type="float" office:value="501.15" calcext:value-type="float">
            <text:p>501.15</text:p>
          </table:table-cell>
          <table:table-cell office:value-type="float" office:value="596.42" calcext:value-type="float">
            <text:p>596.42</text:p>
          </table:table-cell>
          <table:table-cell office:value-type="float" office:value="689.3" calcext:value-type="float">
            <text:p>689.3</text:p>
          </table:table-cell>
          <table:table-cell office:value-type="float" office:value="767.85" calcext:value-type="float">
            <text:p>767.85</text:p>
          </table:table-cell>
          <table:table-cell table:style-name="ce44" office:value-type="float" office:value="881.6" calcext:value-type="float">
            <text:p>881.6</text:p>
          </table:table-cell>
          <table:table-cell office:value-type="float" office:value="976.53" calcext:value-type="float">
            <text:p>976.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8.71" calcext:value-type="float">
            <text:p>98.71</text:p>
          </table:table-cell>
          <table:table-cell office:value-type="float" office:value="198.55" calcext:value-type="float">
            <text:p>198.55</text:p>
          </table:table-cell>
          <table:table-cell office:value-type="float" office:value="295.45" calcext:value-type="float">
            <text:p>295.45</text:p>
          </table:table-cell>
          <table:table-cell table:style-name="ce56" office:value-type="float" office:value="399.92" calcext:value-type="float">
            <text:p>399.92</text:p>
          </table:table-cell>
          <table:table-cell table:style-name="ce52" office:value-type="float" office:value="497.6" calcext:value-type="float">
            <text:p>497.6</text:p>
          </table:table-cell>
          <table:table-cell office:value-type="float" office:value="608.47" calcext:value-type="float">
            <text:p>608.47</text:p>
          </table:table-cell>
          <table:table-cell office:value-type="float" office:value="689.16" calcext:value-type="float">
            <text:p>689.16</text:p>
          </table:table-cell>
          <table:table-cell office:value-type="float" office:value="788.48" calcext:value-type="float">
            <text:p>788.48</text:p>
          </table:table-cell>
          <table:table-cell table:style-name="ce44" office:value-type="float" office:value="863.64" calcext:value-type="float">
            <text:p>863.64</text:p>
          </table:table-cell>
          <table:table-cell office:value-type="float" office:value="1001.41" calcext:value-type="float">
            <text:p>1001.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9.27" calcext:value-type="float">
            <text:p>99.27</text:p>
          </table:table-cell>
          <table:table-cell office:value-type="float" office:value="196.66" calcext:value-type="float">
            <text:p>196.66</text:p>
          </table:table-cell>
          <table:table-cell office:value-type="float" office:value="302.35" calcext:value-type="float">
            <text:p>302.35</text:p>
          </table:table-cell>
          <table:table-cell table:style-name="ce56" office:value-type="float" office:value="397.16" calcext:value-type="float">
            <text:p>397.16</text:p>
          </table:table-cell>
          <table:table-cell table:style-name="ce52" office:value-type="float" office:value="487.2" calcext:value-type="float">
            <text:p>487.2</text:p>
          </table:table-cell>
          <table:table-cell office:value-type="float" office:value="587.71" calcext:value-type="float">
            <text:p>587.71</text:p>
          </table:table-cell>
          <table:table-cell office:value-type="float" office:value="690.83" calcext:value-type="float">
            <text:p>690.83</text:p>
          </table:table-cell>
          <table:table-cell office:value-type="float" office:value="790.49" calcext:value-type="float">
            <text:p>790.49</text:p>
          </table:table-cell>
          <table:table-cell table:style-name="ce44" office:value-type="float" office:value="882.53" calcext:value-type="float">
            <text:p>882.53</text:p>
          </table:table-cell>
          <table:table-cell office:value-type="float" office:value="954.2" calcext:value-type="float">
            <text:p>954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9.91" calcext:value-type="float">
            <text:p>99.91</text:p>
          </table:table-cell>
          <table:table-cell office:value-type="float" office:value="197.57" calcext:value-type="float">
            <text:p>197.57</text:p>
          </table:table-cell>
          <table:table-cell table:style-name="ce52" office:value-type="float" office:value="294.34" calcext:value-type="float">
            <text:p>294.34</text:p>
          </table:table-cell>
          <table:table-cell table:style-name="ce56" office:value-type="float" office:value="393.36" calcext:value-type="float">
            <text:p>393.36</text:p>
          </table:table-cell>
          <table:table-cell table:style-name="ce52" office:value-type="float" office:value="483.55" calcext:value-type="float">
            <text:p>483.55</text:p>
          </table:table-cell>
          <table:table-cell office:value-type="float" office:value="604.31" calcext:value-type="float">
            <text:p>604.31</text:p>
          </table:table-cell>
          <table:table-cell office:value-type="float" office:value="690.14" calcext:value-type="float">
            <text:p>690.14</text:p>
          </table:table-cell>
          <table:table-cell office:value-type="float" office:value="788.72" calcext:value-type="float">
            <text:p>788.72</text:p>
          </table:table-cell>
          <table:table-cell table:style-name="ce44" office:value-type="float" office:value="868.05" calcext:value-type="float">
            <text:p>868.05</text:p>
          </table:table-cell>
          <table:table-cell office:value-type="float" office:value="1006.94" calcext:value-type="float">
            <text:p>1006.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9.01" calcext:value-type="float">
            <text:p>99.01</text:p>
          </table:table-cell>
          <table:table-cell office:value-type="float" office:value="198.15" calcext:value-type="float">
            <text:p>198.15</text:p>
          </table:table-cell>
          <table:table-cell table:style-name="ce52" office:value-type="float" office:value="296.22" calcext:value-type="float">
            <text:p>296.22</text:p>
          </table:table-cell>
          <table:table-cell table:style-name="ce56" office:value-type="float" office:value="398.05" calcext:value-type="float">
            <text:p>398.05</text:p>
          </table:table-cell>
          <table:table-cell table:style-name="ce49" office:value-type="float" office:value="498.02" calcext:value-type="float">
            <text:p>498.02</text:p>
          </table:table-cell>
          <table:table-cell office:value-type="float" office:value="593" calcext:value-type="float">
            <text:p>593</text:p>
          </table:table-cell>
          <table:table-cell office:value-type="float" office:value="718.93" calcext:value-type="float">
            <text:p>718.93</text:p>
          </table:table-cell>
          <table:table-cell office:value-type="float" office:value="796.68" calcext:value-type="float">
            <text:p>796.68</text:p>
          </table:table-cell>
          <table:table-cell table:style-name="ce44" office:value-type="float" office:value="919.09" calcext:value-type="float">
            <text:p>919.09</text:p>
          </table:table-cell>
          <table:table-cell office:value-type="float" office:value="973.2" calcext:value-type="float">
            <text:p>973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6" office:value-type="float" office:value="99.43" calcext:value-type="float">
            <text:p>99.43</text:p>
          </table:table-cell>
          <table:table-cell table:style-name="ce46" office:value-type="float" office:value="197.62" calcext:value-type="float">
            <text:p>197.62</text:p>
          </table:table-cell>
          <table:table-cell table:style-name="ce53" office:value-type="float" office:value="293.79" calcext:value-type="float">
            <text:p>293.79</text:p>
          </table:table-cell>
          <table:table-cell table:style-name="ce46" office:value-type="float" office:value="398.49" calcext:value-type="float">
            <text:p>398.49</text:p>
          </table:table-cell>
          <table:table-cell table:style-name="ce53" office:value-type="float" office:value="471.38" calcext:value-type="float">
            <text:p>471.38</text:p>
          </table:table-cell>
          <table:table-cell table:style-name="ce46" office:value-type="float" office:value="609.01" calcext:value-type="float">
            <text:p>609.01</text:p>
          </table:table-cell>
          <table:table-cell table:style-name="ce46" office:value-type="float" office:value="689.8" calcext:value-type="float">
            <text:p>689.8</text:p>
          </table:table-cell>
          <table:table-cell table:style-name="ce46" office:value-type="float" office:value="788.19" calcext:value-type="float">
            <text:p>788.19</text:p>
          </table:table-cell>
          <table:table-cell table:style-name="ce46" office:value-type="float" office:value="880.51" calcext:value-type="float">
            <text:p>880.51</text:p>
          </table:table-cell>
          <table:table-cell table:style-name="ce46" office:value-type="float" office:value="982.64" calcext:value-type="float">
            <text:p>982.64</text:p>
          </table:table-cell>
          <table:table-cell table:style-name="ce62" table:number-columns-repeated="10"/>
        </table:table-row>
        <table:table-row table:style-name="ro1">
          <table:table-cell/>
          <table:table-cell table:style-name="ce45" office:value-type="string" calcext:value-type="string">
            <text:p>rata rata</text:p>
          </table:table-cell>
          <table:table-cell table:style-name="ce47" table:formula="of:=AVERAGE([.C3:.C17])" office:value-type="float" office:value="99.7473333333334" calcext:value-type="float">
            <text:p>99.7473333333334</text:p>
          </table:table-cell>
          <table:table-cell table:style-name="ce47" table:formula="of:=AVERAGE([.D3:.D17])" office:value-type="float" office:value="199.027333333333" calcext:value-type="float">
            <text:p>199.027333333333</text:p>
          </table:table-cell>
          <table:table-cell table:style-name="ce47" table:formula="of:=AVERAGE([.E3:.E17])" office:value-type="float" office:value="296.892666666667" calcext:value-type="float">
            <text:p>296.892666666667</text:p>
          </table:table-cell>
          <table:table-cell table:style-name="ce47" table:formula="of:=AVERAGE([.F3:.F17])" office:value-type="float" office:value="396.104666666667" calcext:value-type="float">
            <text:p>396.104666666667</text:p>
          </table:table-cell>
          <table:table-cell table:style-name="ce47" table:formula="of:=AVERAGE([.G3:.G17])" office:value-type="float" office:value="495.46" calcext:value-type="float">
            <text:p>495.46</text:p>
          </table:table-cell>
          <table:table-cell table:style-name="ce47" table:formula="of:=AVERAGE([.H3:.H17])" office:value-type="float" office:value="591.938" calcext:value-type="float">
            <text:p>591.938</text:p>
          </table:table-cell>
          <table:table-cell table:style-name="ce47" table:formula="of:=AVERAGE([.I3:.I17])" office:value-type="float" office:value="690.668" calcext:value-type="float">
            <text:p>690.668</text:p>
          </table:table-cell>
          <table:table-cell table:style-name="ce47" table:formula="of:=AVERAGE([.J3:.J17])" office:value-type="float" office:value="786.898" calcext:value-type="float">
            <text:p>786.898</text:p>
          </table:table-cell>
          <table:table-cell table:style-name="ce47" table:formula="of:=AVERAGE([.K3:.K17])" office:value-type="float" office:value="882.985333333333" calcext:value-type="float">
            <text:p>882.985333333333</text:p>
          </table:table-cell>
          <table:table-cell table:style-name="ce47" table:formula="of:=AVERAGE([.L3:.L17])" office:value-type="float" office:value="978.753333333333" calcext:value-type="float">
            <text:p>978.753333333333</text:p>
          </table:table-cell>
          <table:table-cell table:style-name="ce62"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style-name="ce63" table:number-columns-repeated="1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style-name="Default" office:value-type="string" calcext:value-type="string">
            <text:p>`</text:p>
          </table:table-cell>
          <table:table-cell table:style-name="Default"/>
          <table:table-cell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4:58:18.800441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3:36:40.247344568</meta:creation-date>
    <dc:date>2025-06-27T14:59:46.883127295</dc:date>
    <meta:editing-duration>PT1H30M19S</meta:editing-duration>
    <meta:editing-cycles>14</meta:editing-cycles>
    <meta:generator>LibreOffice/6.4.7.2$Linux_X86_64 LibreOffice_project/40$Build-2</meta:generator>
    <meta:document-statistic meta:table-count="1" meta:cell-count="187" meta:object-count="0"/>
  </office:meta>
</office:document-meta>
</file>